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efore starting a deep dive into your learning adventure, think about the following questions:</text:p>
      <text:p text:style-name="Standard"/>
      <text:p text:style-name="Standard">What is the purpose of version control? And how is it useful for my day-to-day work as DevOps Engineer?</text:p>
      <text:p text:style-name="Standard">What are the differences between a centralized version control system (CVCS) and a distributed version control system (DVCS)?</text:p>
      <text:p text:style-name="Standard">What are the capabilities and advantages of Git?</text:p>
      <text:p text:style-name="Standard">Why is version control with Git preferred over alternatives?</text:p>
      <text:p text:style-name="Standard">What is meant by the Git branching model? And how does it differ from other version control system models?</text:p>
      <text:p text:style-name="Standard">What are the steps I need to take before performing a Git merge? And how can I resolve a merge conflict?</text:p>
      <text:p text:style-name="Standard">How does Git centralized workflow differ from features branch workflow?</text:p>
      <text:p text:style-name="Standard">What is the difference between trunk-based development and the Gitflow branching model? And what are the pros and cons for each?</text:p>
      <text:p text:style-name="Standard">Which Git workflow should I use?</text:p>
      <text:p text:style-name="Standard">What are some of the common Git commands for daily usage?</text:p>
      <text:p text:style-name="Standard"/>
      <text:p text:style-name="Standard">OVERVIEW</text:p>
      <text:p text:style-name="Standard">Underline</text:p>
      <text:p text:style-name="Standard"/>
      <text:p text:style-name="Standard">Source CodeThis week you will learn about Source Control Management (SCM)/Version Control System (VCS) and how it helps high-performing development and DevOps teams prosper. You will understand the benefits of Source Control Management (SCM) and best practices.</text:p>
      <text:p text:style-name="Standard"/>
      <text:p text:style-name="Standard">You will learn about Git, the most widely used modern and distributed version control system (DVCS) in the world, and how it is designed with performance, security, and flexibility in mind. We will cover its capabilities to achieve a faster release cycle. You will also learn how to set up a repository under Git version control and use some of the Git commands.</text:p>
      <text:p text:style-name="Standard"/>
      <text:p text:style-name="Standard">You will understand the Git branching model and architecture and how it compares to other VCSs. We will examine the Git merge process and the steps you need to take before performing a merge to ensure the merge goes smoothly. You will learn about the types of merge conflicts and the Git commands that can help you resolve merge conflicts.</text:p>
      <text:p text:style-name="Standard"/>
      <text:p text:style-name="Standard">You will learn about the publicized Git workflows as guidelines that may be a good fit for your team. These workflows are Centralized Workflow, Features Branch Workflow and Gitflow Workflow.</text:p>
      <text:p text:style-name="Standard"/>
      <text:p text:style-name="Standard">Finally, you will have an overview of GitHub and GitLab and enjoy a hands-on lab for solving a Git merge conflict.</text:p>
      <text:p text:style-name="Standard"/>
      <text:p text:style-name="Standard">Enjoy the module this week. The source code is like the crown jewels, a precious asset whose value must be protected using a version control, also known as source control.</text:p>
      <text:p text:style-name="Standard"/>
      <text:p text:style-name="Standard"/>
      <text:p text:style-name="Standard">WHY IT MATTERS</text:p>
      <text:p text:style-name="Standard">Underline</text:p>
      <text:p text:style-name="Standard"/>
      <text:p text:style-name="Standard">Source Control Management (SCM)/Version Control System (VCS)</text:p>
      <text:p text:style-name="Standard"><text:soft-page-break/></text:p>
      <text:p text:style-name="Standard">As a DevOps Engineer, you will be using version control to protect your organization's source code from both catastrophe and the casual degradation of human error and unintended consequences. Version control software is an essential part of the everyday modern software team's professional practices. Version control helps the DevOps team to track and manage changes to code, allowing them to move faster and preserve efficiency and agility. SCM is a must-have in the modern age of software development.</text:p>
      <text:p text:style-name="Standard"/>
      <text:p text:style-name="Standard">Introduction to Git</text:p>
      <text:p text:style-name="Standard"/>
      <text:p text:style-name="Standard">By far the most widely used modern version control system in the world today is Git. A Git repository is a virtual storage of your project. It allows you to save versions of your code, which you can access when needed.</text:p>
      <text:p text:style-name="Standard"/>
      <text:p text:style-name="Standard">Git Branching, Merging and Conflicts</text:p>
      <text:p text:style-name="Standard"/>
      <text:p text:style-name="Standard">Git branches are effectively a pointer to a snapshot of your changes. It is essential to understand that branches are just pointers to commits. Merging is a vital process when working with Git. Merging is Git's way of putting a forked history back together again. Git merge will combine multiple sequences of commits into one unified history. In the most frequent use cases, Git merge is used to combine two branches.</text:p>
      <text:p text:style-name="Standard"/>
      <text:p text:style-name="Standard">Merge conflicts can be an intimidating experience. Luckily, Git offers powerful tools to help navigate and resolve conflicts. Git can handle most merges on its own with automatic merging features. A conflict arises when two separate branches have made edits to the same line in a file or when a file has been deleted in one branch but edited in the other. Conflicts will most likely happen when working in a team environment.</text:p>
      <text:p text:style-name="Standard"/>
      <text:p text:style-name="Standard">Git Workflows</text:p>
      <text:p text:style-name="Standard"/>
      <text:p text:style-name="Standard">Centralized Workflow: This is a great Git workflow for teams transitioning from SVN, and it powers your team with a few advantages over SVN.</text:p>
      <text:p text:style-name="Standard"/>
      <text:p text:style-name="Standard">Feature branching: This is a logical extension of Centralized Workflow. The core idea behind the Feature Branch Workflow is that all feature development should take place in a dedicated branch instead of the master branch.</text:p>
      <text:p text:style-name="Standard"/>
      <text:p text:style-name="Standard">Gitflow Workflow: It defines a strict branching model designed around the project release. This workflow doesn't add any new concepts or commands beyond what's required for the Feature Branch Workflow. Instead, it assigns very specific roles to different branches and defines how and when they should interact.</text:p>
      <text:p text:style-name="Standard"/>
      <text:p text:style-name="Standard">GitHub &amp; GitLab</text:p>
      <text:p text:style-name="Standard"/>
      <text:p text:style-name="Standard">At the heart of GitHub and GitLab is an open-source version control system (VCS). Git is responsible for everything GitHub and GitLab-related that happens locally on your compu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6T13:57:52.853000000</meta:creation-date>
    <dc:date>2023-07-16T13:59:37.658000000</dc:date>
    <meta:editing-duration>PT1M45S</meta:editing-duration>
    <meta:editing-cycles>1</meta:editing-cycles>
    <meta:document-statistic meta:table-count="0" meta:image-count="0" meta:object-count="0" meta:page-count="2" meta:paragraph-count="34" meta:word-count="820" meta:character-count="4963" meta:non-whitespace-character-count="4177"/>
    <meta:generator>LibreOffice/6.1.2.1$Windows_X86_64 LibreOffice_project/65905a128db06ba48db947242809d14d3f9a93fe</meta:generator>
  </office:meta>
</office:document-meta>
</file>